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Noto Sans Light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 8 Featur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- </text:span>Introduction to <text:s/>Java 8</text:p>
            <text:p>- Lambda Expressions and Functional Programming</text:p>
            <text:p>- Stream API for Data Manipu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3">
              <text:list-item>
                <text:p text:style-name="P2">Java 8 Overview</text:p>
              </text:list-item>
            </text:list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list text:style-name="L4">
              <text:list-header>
                <text:p><text:span text:style-name="T2">Released in 2014, Java 8 introduced several features to enhance the language.</text:span></text:p>
              </text:list-header>
              <text:list-item>
                <text:p><text:span text:style-name="T2">Aimed at improving code conciseness, readability, and performance.</text:span></text:p>
              </text:list-item>
              <text:list-item>
                <text:p><text:span text:style-name="T2"/></text:p>
              </text:list-item>
              <text:list-item>
                <text:p>Key Features for Web Development:</text:p>
              </text:list-item>
              <text:list-item>
                <text:p>&gt; <text:span text:style-name="T2">Lambda expressions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1"/>&gt; Functional Interfaces</text:span></text:p>
              </text:list-item>
              <text:list-item>
                <text:p>&gt; <text:span text:style-name="T2">Stream API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4"/>&gt; Java Time API</text:span></text:p>
              </text:list-item>
              <text:list-item>
                <text:p>&gt; <text:span text:style-name="T2">Optional class <text:s text:c="24"/>&gt; ForEach()</text:span></text:p>
              </text:list-item>
              <text:list-item>
                <text:p>&gt; <text:span text:style-name="T2">default &amp; static methods</text:span></text:p>
              </text:list-item>
              <text:list-item>
                <text:p><text:span text:style-name="T2">&gt; Collection &amp; Concurrency API improve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mbda Expressions &amp;<text:line-break/>Functional Programm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Lambda Expressions:</text:p>
              </text:list-item>
              <text:list-item>
                <text:p><text:span text:style-name="T2">Provide a concise way to express instances of single-method interfaces (functional interfaces).</text:span></text:p>
              </text:list-item>
              <text:list-item>
                <text:p>Syntax: (parameter) -&gt; expression</text:p>
              </text:list-item>
              <text:list-item>
                <text:p/>
              </text:list-item>
              <text:list-item>
                <text:p>Functional Interfaces:</text:p>
              </text:list-item>
              <text:list-item>
                <text:p><text:span text:style-name="T2">Interfaces with a single abstract method.</text:span></text:p>
              </text:list-item>
              <text:list-item>
                <text:p><text:span text:style-name="T2">Lambda expressions can be used to instantiate the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eam API for Data Manipul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tream API:</text:p>
              </text:list-item>
              <text:list-item>
                <text:p><text:span text:style-name="T2">- Enables functional-style operations on streams of elements.</text:span></text:p>
              </text:list-item>
              <text:list-item>
                <text:p><text:span text:style-name="T2">- Supports parallel processing for enhanced performance.</text:span></text:p>
              </text:list-item>
              <text:list-item>
                <text:p/>
              </text:list-item>
              <text:list-item>
                <text:p>Common Operations:</text:p>
              </text:list-item>
              <text:list-item>
                <text:p>filter, map, reduce, collec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3">
              <text:list-item>
                <text:p text:style-name="P2">Optional Class for Null Handling</text:p>
              </text:list-item>
            </text:list>
          </draw:text-box>
        </draw:frame>
        <draw:frame presentation:style-name="pr5" draw:layer="layout" svg:width="25.5cm" svg:height="13cm" svg:x="1cm" svg:y="5.2cm" presentation:class="outline" presentation:user-transformed="true">
          <draw:text-box>
            <text:list text:style-name="L4">
              <text:list-item>
                <text:p>Optional Class:</text:p>
              </text:list-item>
              <text:list-item>
                <text:p/>
              </text:list-item>
              <text:list-item>
                <text:p><text:span text:style-name="T2">Introduces a container object that may or may not contain a non-null value.</text:span></text:p>
              </text:list-item>
              <text:list-item>
                <text:p><text:span text:style-name="T2">A more elegant way to handle potentially null valu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list text:style-name="L3">
              <text:list-item>
                <text:p text:style-name="P2">Code Examples in Web Applications</text:p>
              </text:list-item>
            </text:list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4">
              <text:list-item>
                <text:p>Lambda Expressions in Web Development:</text:p>
              </text:list-item>
              <text:list-item>
                <text:p><text:span text:style-name="T2">Use cases in event handling, sorting, and filtering.</text:span></text:p>
              </text:list-item>
              <text:list-item>
                <text:p/>
              </text:list-item>
              <text:list-item>
                <text:p>Stream API in Web Applications:</text:p>
              </text:list-item>
              <text:list-item>
                <text:p><text:span text:style-name="T2">Efficiently process and transform collections of data.</text:span></text:p>
              </text:list-item>
              <text:list-item>
                <text:p><text:span text:style-name="T2">Example: Retrieving and processing data from a database.</text:span></text:p>
              </text:list-item>
              <text:list-item>
                <text:p/>
              </text:list-item>
              <text:list-item>
                <text:p>Optional Class in Web Development:</text:p>
              </text:list-item>
              <text:list-item>
                <text:p><text:span text:style-name="T2">Safely handle potentially null values in web application logi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3">
              <text:list-item>
                <text:p text:style-name="P2">Benefits and Considerations</text:p>
              </text:list-item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Benefits of Java 8 Features:</text:p>
              </text:list-item>
              <text:list-item>
                <text:p><text:span text:style-name="T2">- Cleaner and more concise code.</text:span></text:p>
              </text:list-item>
              <text:list-item>
                <text:p><text:span text:style-name="T2">- Improved performance with parallel processing.</text:span></text:p>
              </text:list-item>
              <text:list-item>
                <text:p/>
              </text:list-item>
              <text:list-item>
                <text:p>Considerations:</text:p>
              </text:list-item>
              <text:list-item>
                <text:p><text:span text:style-name="T2">- Proper understanding and usage are essential.</text:span></text:p>
              </text:list-item>
              <text:list-item>
                <text:p><text:span text:style-name="T2">- Compatibility with existing code and librari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9T05:52:33.310833331</meta:creation-date>
    <meta:editing-duration>PT13M33S</meta:editing-duration>
    <meta:editing-cycles>7</meta:editing-cycles>
    <meta:generator>LibreOffice/6.4.7.2$Linux_X86_64 LibreOffice_project/40$Build-2</meta:generator>
    <dc:title>Alizarin</dc:title>
    <dc:date>2023-12-29T06:06:10.046473148</dc:date>
    <meta:document-statistic meta:object-count="65"/>
  </office:meta>
</office:document-meta>
</file>